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78816546D44F0A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67cm, 3.878cm, 15.271cm, 5.42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02cm" svg:height="20.9cm" svg:x="0.991cm" svg:y="2.591cm">
          <draw:image xlink:href="Pictures/10000000000005E8000007E0278816546D44F0A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43:20.516806412</dc:date>
    <meta:editing-duration>PT3M39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